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0%" fo:margin-top="0cm" style:writing-mode="lr-tb"/>
    </style:style>
    <style:style style:name="P2" style:family="paragraph" style:parent-style-name="Standard">
      <style:paragraph-properties fo:break-before="auto" fo:text-indent="0cm" fo:line-height="100%" fo:margin-top="0cm" fo:margin-left="1.27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top="0cm" style:writing-mode="lr-tb"/>
      <style:text-properties fo:color="#222222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line-height="137%" fo:margin-top="0cm" style:writing-mode="lr-tb"/>
    </style:style>
    <style:style style:name="T7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37%" fo:margin-top="0cm" style:writing-mode="lr-tb"/>
    </style:style>
    <style:style style:name="T8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37%" fo:margin-top="0cm" style:writing-mode="lr-tb"/>
    </style:style>
    <style:style style:name="T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37%" fo:margin-top="0cm" style:writing-mode="lr-tb"/>
    </style:style>
    <style:style style:name="T1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37%" fo:margin-top="0cm" style:writing-mode="lr-tb"/>
    </style:style>
    <style:style style:name="T1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37%" fo:margin-top="0cm" style:writing-mode="lr-tb"/>
    </style:style>
    <style:style style:name="T1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37%" fo:margin-top="0cm" style:writing-mode="lr-tb"/>
    </style:style>
    <style:style style:name="T1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37%" fo:margin-top="0cm" style:writing-mode="lr-tb"/>
    </style:style>
    <style:style style:name="T14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4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line-height="137%" fo:margin-top="0cm" style:writing-mode="lr-tb"/>
    </style:style>
    <style:style style:name="T15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line-height="137%" fo:margin-top="0cm" style:writing-mode="lr-tb">
        <style:tab-stops>
          <style:tab-stop style:type="left" style:leader-style="none" style:position="-0.556cm"/>
        </style:tab-stops>
      </style:paragraph-properties>
    </style:style>
    <style:style style:name="T16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paragraph-properties fo:break-before="auto" fo:text-indent="0cm" fo:line-height="100%" fo:margin-top="0.176cm" fo:margin-bottom="0.176cm" style:writing-mode="lr-tb"/>
    </style:style>
    <style:style style:name="T17_1" style:family="text"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break-before="auto" fo:text-indent="0cm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Heading_20_6">
      <style:paragraph-properties fo:break-before="auto" fo:text-indent="0cm" fo:line-height="100%" style:writing-mode="lr-tb"/>
    </style:style>
    <style:style style:name="T19_1" style:family="text">
      <style:text-properties style:font-name="Arial" style:font-name-asian="Arial" style:font-name-complex="Arial" fo:font-weight="bold" style:font-weight-asian="bold" style:font-weight-complex="bold"/>
    </style:style>
    <style:style style:name="T19_2" style:family="text">
      <style:text-properties style:font-name="Arial" style:font-name-asian="Arial" style:font-name-complex="Arial" fo:font-weight="bold" style:font-weight-asian="bold" style:font-weight-complex="bold"/>
    </style:style>
    <style:style style:name="T19_3" style:family="text">
      <style:text-properties style:font-name="Arial" style:font-name-asian="Arial" style:font-name-complex="Arial" fo:font-weight="bold" style:font-weight-asian="bold" style:font-weight-complex="bold"/>
    </style:style>
    <style:style style:name="T19_4" style:family="text">
      <style:text-properties style:font-name="Arial" style:font-name-asian="Arial" style:font-name-complex="Arial" fo:font-weight="bold" style:font-weight-asian="bold" style:font-weight-complex="bold"/>
    </style:style>
    <style:style style:name="T19_5" style:family="text">
      <style:text-properties style:font-name="Arial" style:font-name-asian="Arial" style:font-name-complex="Arial" fo:font-weight="bold" style:font-weight-asian="bold" style:font-weight-complex="bold"/>
    </style:style>
    <style:style style:name="T19_6" style:family="text">
      <style:text-properties style:font-name="Arial" style:font-name-asian="Arial" style:font-name-complex="Arial" fo:font-weight="bold" style:font-weight-asian="bold" style:font-weight-complex="bold"/>
    </style:style>
    <style:style style:name="T19_7" style:family="text">
      <style:text-properties style:font-name="Arial" style:font-name-asian="Arial" style:font-name-complex="Arial" fo:font-weight="bold" style:font-weight-asian="bold" style:font-weight-complex="bold"/>
    </style:style>
    <style:style style:name="T19_8" style:family="text">
      <style:text-properties style:font-name="Arial" style:font-name-asian="Arial" style:font-name-complex="Arial" fo:font-weight="bold" style:font-weight-asian="bold" style:font-weight-complex="bold"/>
    </style:style>
    <style:style style:name="T19_9" style:family="text">
      <style:text-properties style:font-name="Arial" style:font-name-asian="Arial" style:font-name-complex="Arial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2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text-indent="0cm" fo:line-height="100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9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text-indent="0cm" fo:line-height="100%" fo:margin-top="0cm" style:writing-mode="lr-tb"/>
    </style:style>
    <style:style style:name="T33_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break-before="auto" fo:text-indent="0cm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8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3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break-before="auto" fo:text-indent="0cm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break-before="auto" fo:text-indent="0cm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break-before="auto" fo:text-indent="0cm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text-indent="0cm" fo:line-height="100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break-before="auto" fo:text-indent="0cm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0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break-before="auto" fo:text-indent="0cm" fo:line-height="100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text-indent="0cm" fo:line-height="100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break-before="auto" fo:text-indent="0cm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break-before="auto" fo:line-height="100%" fo:margin-top="0cm" fo:margin-bottom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text:p text:style-name="P1"/>
      <text:p text:style-name="P2"/>
      <text:p text:style-name="P3"><text:span text:style-name="T3_1">Product</text:span><text:span text:style-name="T3_2"><text:s/></text:span><text:span text:style-name="T3_3">Manager</text:span></text:p>
      <text:p text:style-name="P4"/>
      <text:p text:style-name="P5"><text:span text:style-name="T5_1">You</text:span><text:span text:style-name="T5_2"><text:s/></text:span><text:span text:style-name="T5_3">will</text:span><text:span text:style-name="T5_4"><text:s/></text:span><text:span text:style-name="T5_5">be</text:span><text:span text:style-name="T5_6"><text:s/></text:span><text:span text:style-name="T5_7">responsible</text:span><text:span text:style-name="T5_8"><text:s/></text:span><text:span text:style-name="T5_9">for</text:span><text:span text:style-name="T5_10"><text:s/></text:span><text:span text:style-name="T5_11">the</text:span><text:span text:style-name="T5_12"><text:s/></text:span><text:span text:style-name="T5_13">delivery</text:span><text:span text:style-name="T5_14">,<text:s/></text:span><text:span text:style-name="T5_15">on</text:span><text:span text:style-name="T5_16">-</text:span><text:span text:style-name="T5_17">going</text:span><text:span text:style-name="T5_18"><text:s/></text:span><text:span text:style-name="T5_19">success</text:span><text:span text:style-name="T5_20"><text:s/></text:span><text:span text:style-name="T5_21">and</text:span><text:span text:style-name="T5_22"><text:s/></text:span><text:span text:style-name="T5_23">continuous</text:span><text:span text:style-name="T5_24"><text:s/></text:span><text:span text:style-name="T5_25">improvement</text:span><text:span text:style-name="T5_26"><text:s/></text:span><text:span text:style-name="T5_27">of</text:span><text:span text:style-name="T5_28"><text:s/></text:span><text:span text:style-name="T5_29">one</text:span><text:span text:style-name="T5_30"><text:s/></text:span><text:span text:style-name="T5_31">or</text:span><text:span text:style-name="T5_32"><text:s/></text:span><text:span text:style-name="T5_33">more</text:span><text:span text:style-name="T5_34"><text:s/></text:span><text:span text:style-name="T5_35">digital</text:span><text:span text:style-name="T5_36"><text:s/></text:span><text:span text:style-name="T5_37">products</text:span><text:span text:style-name="T5_38"><text:s/></text:span><text:span text:style-name="T5_39">and</text:span><text:span text:style-name="T5_40">/</text:span><text:span text:style-name="T5_41">or</text:span><text:span text:style-name="T5_42"><text:s/></text:span><text:span text:style-name="T5_43">platforms</text:span><text:span text:style-name="T5_44">.<text:s text:c="2"/></text:span><text:span text:style-name="T5_45">You</text:span><text:span text:style-name="T5_46"><text:s/></text:span><text:span text:style-name="T5_47">will</text:span><text:span text:style-name="T5_48">:</text:span></text:p>
      <text:p text:style-name="P6"/>
      <text:list text:style-name="LS1" xml:id="list0">
        <text:list-item>
          <text:p text:style-name="P7"><text:span text:style-name="T7_1">Lead</text:span><text:span text:style-name="T7_2"><text:s/></text:span><text:span text:style-name="T7_3">one</text:span><text:span text:style-name="T7_4"><text:s/></text:span><text:span text:style-name="T7_5">or</text:span><text:span text:style-name="T7_6"><text:s/></text:span><text:span text:style-name="T7_7">more</text:span><text:span text:style-name="T7_8"><text:s/></text:span><text:span text:style-name="T7_9">multi</text:span><text:span text:style-name="T7_10"><text:s/></text:span><text:span text:style-name="T7_11">disciplinary</text:span><text:span text:style-name="T7_12"><text:s/></text:span><text:span text:style-name="T7_13">agile</text:span><text:span text:style-name="T7_14"><text:s/></text:span><text:span text:style-name="T7_15">delivery</text:span><text:span text:style-name="T7_16"><text:s/></text:span><text:span text:style-name="T7_17">teams</text:span><text:span text:style-name="T7_18"><text:s/></text:span><text:span text:style-name="T7_19">to</text:span><text:span text:style-name="T7_20"><text:s/></text:span><text:span text:style-name="T7_21">deliver</text:span><text:span text:style-name="T7_22"><text:s/></text:span><text:span text:style-name="T7_23">excellent</text:span><text:span text:style-name="T7_24"><text:s/></text:span><text:span text:style-name="T7_25">new</text:span><text:span text:style-name="T7_26"><text:s/></text:span><text:span text:style-name="T7_27">products</text:span><text:span text:style-name="T7_28"><text:s/></text:span><text:span text:style-name="T7_29">and</text:span><text:span text:style-name="T7_30">/</text:span><text:span text:style-name="T7_31">or</text:span><text:span text:style-name="T7_32"><text:s/></text:span><text:span text:style-name="T7_33">iterations</text:span><text:span text:style-name="T7_34"><text:s/></text:span><text:span text:style-name="T7_35">to</text:span><text:span text:style-name="T7_36"><text:s/></text:span><text:span text:style-name="T7_37">existing</text:span><text:span text:style-name="T7_38"><text:s/></text:span><text:span text:style-name="T7_39">products</text:span><text:span text:style-name="T7_40"><text:s/></text:span><text:span text:style-name="T7_41">to</text:span><text:span text:style-name="T7_42"><text:s/></text:span><text:span text:style-name="T7_43">meet</text:span><text:span text:style-name="T7_44"><text:s/></text:span><text:span text:style-name="T7_45">user</text:span><text:span text:style-name="T7_46"><text:s/></text:span><text:span text:style-name="T7_47">needs</text:span><text:span text:style-name="T7_48">.</text:span></text:p>
        </text:list-item>
        <text:list-item>
          <text:p text:style-name="P8"><text:span text:style-name="T8_1">Gather</text:span><text:span text:style-name="T8_2"><text:s/></text:span><text:span text:style-name="T8_3">user</text:span><text:span text:style-name="T8_4"><text:s/></text:span><text:span text:style-name="T8_5">requirements</text:span><text:span text:style-name="T8_6"><text:s/></text:span><text:span text:style-name="T8_7">based</text:span><text:span text:style-name="T8_8"><text:s/></text:span><text:span text:style-name="T8_9">on</text:span><text:span text:style-name="T8_10"><text:s/></text:span><text:span text:style-name="T8_11">a</text:span><text:span text:style-name="T8_12"><text:s/></text:span><text:span text:style-name="T8_13">communicable</text:span><text:span text:style-name="T8_14"><text:s/></text:span><text:span text:style-name="T8_15">understanding</text:span><text:span text:style-name="T8_16"><text:s/></text:span><text:span text:style-name="T8_17">of</text:span><text:span text:style-name="T8_18"><text:s/></text:span><text:span text:style-name="T8_19">diverse</text:span><text:span text:style-name="T8_20"><text:s/></text:span><text:span text:style-name="T8_21">audience</text:span><text:span text:style-name="T8_22"><text:s/></text:span><text:span text:style-name="T8_23">groups</text:span></text:p>
        </text:list-item>
        <text:list-item>
          <text:p text:style-name="P9"><text:span text:style-name="T9_1">Define</text:span><text:span text:style-name="T9_2"><text:s/></text:span><text:span text:style-name="T9_3">and</text:span><text:span text:style-name="T9_4"><text:s/></text:span><text:span text:style-name="T9_5">get</text:span><text:span text:style-name="T9_6"><text:s/></text:span><text:span text:style-name="T9_7">user</text:span><text:span text:style-name="T9_8"><text:s/></text:span><text:span text:style-name="T9_9">buy</text:span><text:span text:style-name="T9_10"><text:s/></text:span><text:span text:style-name="T9_11">in</text:span><text:span text:style-name="T9_12"><text:s/></text:span><text:span text:style-name="T9_13">for</text:span><text:span text:style-name="T9_14"><text:s/></text:span><text:span text:style-name="T9_15">product</text:span><text:span text:style-name="T9_16"><text:s/></text:span><text:span text:style-name="T9_17">definition</text:span><text:span text:style-name="T9_18"><text:s/></text:span><text:span text:style-name="T9_19">and</text:span><text:span text:style-name="T9_20"><text:s/></text:span><text:span text:style-name="T9_21">delivery</text:span><text:span text:style-name="T9_22"><text:s/></text:span><text:span text:style-name="T9_23">approach</text:span><text:span text:style-name="T9_24">.</text:span></text:p>
        </text:list-item>
        <text:list-item>
          <text:p text:style-name="P10"><text:span text:style-name="T10_1">Create</text:span><text:span text:style-name="T10_2"><text:s/></text:span><text:span text:style-name="T10_3">effective</text:span><text:span text:style-name="T10_4">,<text:s/></text:span><text:span text:style-name="T10_5">prioritised</text:span><text:span text:style-name="T10_6"><text:s/></text:span><text:span text:style-name="T10_7">product</text:span><text:span text:style-name="T10_8"><text:s/></text:span><text:span text:style-name="T10_9">descriptions</text:span><text:span text:style-name="T10_10"><text:s/></text:span><text:span text:style-name="T10_11">and</text:span><text:span text:style-name="T10_12"><text:s/></text:span><text:span text:style-name="T10_13">delivery</text:span><text:span text:style-name="T10_14"><text:s/></text:span><text:span text:style-name="T10_15">plans</text:span><text:span text:style-name="T10_16"><text:s/></text:span><text:span text:style-name="T10_17">to</text:span><text:span text:style-name="T10_18"><text:s/></text:span><text:span text:style-name="T10_19">meet</text:span><text:span text:style-name="T10_20"><text:s/></text:span><text:span text:style-name="T10_21">user</text:span><text:span text:style-name="T10_22"><text:s/></text:span><text:span text:style-name="T10_23">needs</text:span><text:span text:style-name="T10_24"><text:s/></text:span><text:span text:style-name="T10_25">in</text:span><text:span text:style-name="T10_26"><text:s/></text:span><text:span text:style-name="T10_27">a</text:span><text:span text:style-name="T10_28"><text:s/></text:span><text:span text:style-name="T10_29">cost</text:span><text:span text:style-name="T10_30"><text:s/></text:span><text:span text:style-name="T10_31">effective</text:span><text:span text:style-name="T10_32"><text:s/></text:span><text:span text:style-name="T10_33">way</text:span></text:p>
        </text:list-item>
        <text:list-item>
          <text:p text:style-name="P11"><text:span text:style-name="T11_1">Interpret</text:span><text:span text:style-name="T11_2"><text:s/></text:span><text:span text:style-name="T11_3">user</text:span><text:span text:style-name="T11_4"><text:s/></text:span><text:span text:style-name="T11_5">research</text:span><text:span text:style-name="T11_6"><text:s/></text:span><text:span text:style-name="T11_7">in</text:span><text:span text:style-name="T11_8"><text:s/></text:span><text:span text:style-name="T11_9">order</text:span><text:span text:style-name="T11_10"><text:s/></text:span><text:span text:style-name="T11_11">to</text:span><text:span text:style-name="T11_12"><text:s/></text:span><text:span text:style-name="T11_13">make</text:span><text:span text:style-name="T11_14"><text:s/></text:span><text:span text:style-name="T11_15">the</text:span><text:span text:style-name="T11_16"><text:s/></text:span><text:span text:style-name="T11_17">correct</text:span><text:span text:style-name="T11_18"><text:s/></text:span><text:span text:style-name="T11_19">product</text:span><text:span text:style-name="T11_20"><text:s/></text:span><text:span text:style-name="T11_21">decisions</text:span><text:span text:style-name="T11_22">,<text:s/></text:span><text:span text:style-name="T11_23">noting</text:span><text:span text:style-name="T11_24"><text:s/></text:span><text:span text:style-name="T11_25">that</text:span><text:span text:style-name="T11_26"><text:s/></text:span><text:span text:style-name="T11_27">users</text:span><text:span text:style-name="T11_28"><text:s/></text:span><text:span text:style-name="T11_29">do</text:span><text:span text:style-name="T11_30"><text:s/></text:span><text:span text:style-name="T11_31">not</text:span><text:span text:style-name="T11_32"><text:s/></text:span><text:span text:style-name="T11_33">always</text:span><text:span text:style-name="T11_34"><text:s/></text:span><text:span text:style-name="T11_35">know</text:span><text:span text:style-name="T11_36"><text:s/></text:span><text:span text:style-name="T11_37">what</text:span><text:span text:style-name="T11_38"><text:s/></text:span><text:span text:style-name="T11_39">they</text:span><text:span text:style-name="T11_40"><text:s/></text:span><text:span text:style-name="T11_41">want</text:span></text:p>
        </text:list-item>
        <text:list-item>
          <text:p text:style-name="P12"><text:span text:style-name="T12_1">Keep</text:span><text:span text:style-name="T12_2"><text:s/></text:span><text:span text:style-name="T12_3">continually</text:span><text:span text:style-name="T12_4"><text:s/></text:span><text:span text:style-name="T12_5">abreast</text:span><text:span text:style-name="T12_6"><text:s/></text:span><text:span text:style-name="T12_7">of</text:span><text:span text:style-name="T12_8"><text:s/></text:span><text:span text:style-name="T12_9">changes</text:span><text:span text:style-name="T12_10"><text:s/></text:span><text:span text:style-name="T12_11">to</text:span><text:span text:style-name="T12_12"><text:s/></text:span><text:span text:style-name="T12_13">user</text:span><text:span text:style-name="T12_14"><text:s/></text:span><text:span text:style-name="T12_15">habits</text:span><text:span text:style-name="T12_16">,<text:s/></text:span><text:span text:style-name="T12_17">preferences</text:span><text:span text:style-name="T12_18"><text:s/></text:span><text:span text:style-name="T12_19">and</text:span><text:span text:style-name="T12_20"><text:s/></text:span><text:span text:style-name="T12_21">behaviours</text:span><text:span text:style-name="T12_22"><text:s/></text:span><text:span text:style-name="T12_23">across</text:span><text:span text:style-name="T12_24"><text:s/></text:span><text:span text:style-name="T12_25">various</text:span><text:span text:style-name="T12_26"><text:s/></text:span><text:span text:style-name="T12_27">digital</text:span><text:span text:style-name="T12_28"><text:s/></text:span><text:span text:style-name="T12_29">platforms</text:span><text:span text:style-name="T12_30"><text:s/></text:span><text:span text:style-name="T12_31">and</text:span><text:span text:style-name="T12_32"><text:s/></text:span><text:span text:style-name="T12_33">their</text:span><text:span text:style-name="T12_34"><text:s/></text:span><text:span text:style-name="T12_35">implications</text:span><text:span text:style-name="T12_36"><text:s/></text:span><text:span text:style-name="T12_37">for</text:span><text:span text:style-name="T12_38"><text:s/></text:span><text:span text:style-name="T12_39">successful</text:span><text:span text:style-name="T12_40"><text:s/></text:span><text:span text:style-name="T12_41">delivery</text:span><text:span text:style-name="T12_42"><text:s/></text:span><text:span text:style-name="T12_43">of</text:span><text:span text:style-name="T12_44"><text:s/></text:span><text:span text:style-name="T12_45">government</text:span><text:span text:style-name="T12_46"><text:s/></text:span><text:span text:style-name="T12_47">digital</text:span><text:span text:style-name="T12_48"><text:s/></text:span><text:span text:style-name="T12_49">services</text:span></text:p>
        </text:list-item>
        <text:list-item>
          <text:p text:style-name="P13"><text:span text:style-name="T13_1">Underpin</text:span><text:span text:style-name="T13_2"><text:s/></text:span><text:span text:style-name="T13_3">the</text:span><text:span text:style-name="T13_4"><text:s/></text:span><text:span text:style-name="T13_5">delivery</text:span><text:span text:style-name="T13_6"><text:s/></text:span><text:span text:style-name="T13_7">and</text:span><text:span text:style-name="T13_8"><text:s/></text:span><text:span text:style-name="T13_9">iteration</text:span><text:span text:style-name="T13_10"><text:s/></text:span><text:span text:style-name="T13_11">of</text:span><text:span text:style-name="T13_12"><text:s/></text:span><text:span text:style-name="T13_13">digital</text:span><text:span text:style-name="T13_14"><text:s/></text:span><text:span text:style-name="T13_15">services</text:span><text:span text:style-name="T13_16"><text:s/></text:span><text:span text:style-name="T13_17">through</text:span><text:span text:style-name="T13_18"><text:s/></text:span><text:span text:style-name="T13_19">effective</text:span><text:span text:style-name="T13_20"><text:s/></text:span><text:span text:style-name="T13_21">analysis</text:span><text:span text:style-name="T13_22"><text:s/></text:span><text:span text:style-name="T13_23">of</text:span><text:span text:style-name="T13_24"><text:s/></text:span><text:span text:style-name="T13_25">qualitative</text:span><text:span text:style-name="T13_26"><text:s/></text:span><text:span text:style-name="T13_27">and</text:span><text:span text:style-name="T13_28"><text:s/></text:span><text:span text:style-name="T13_29">quantitative</text:span><text:span text:style-name="T13_30"><text:s/></text:span><text:span text:style-name="T13_31">user</text:span><text:span text:style-name="T13_32"><text:s/></text:span><text:span text:style-name="T13_33">data</text:span><text:span text:style-name="T13_34"><text:s/></text:span></text:p>
        </text:list-item>
        <text:list-item>
          <text:p text:style-name="P14"><text:span text:style-name="T14_1">Disseminate</text:span><text:span text:style-name="T14_2"><text:s/></text:span><text:span text:style-name="T14_3">an</text:span><text:span text:style-name="T14_4"><text:s/></text:span><text:span text:style-name="T14_5">understanding</text:span><text:span text:style-name="T14_6"><text:s/></text:span><text:span text:style-name="T14_7">of</text:span><text:span text:style-name="T14_8"><text:s/></text:span><text:span text:style-name="T14_9">the</text:span><text:span text:style-name="T14_10"><text:s/></text:span><text:span text:style-name="T14_11">digital</text:span><text:span text:style-name="T14_12"><text:s/></text:span><text:span text:style-name="T14_13">marketplace</text:span><text:span text:style-name="T14_14">,<text:s/></text:span><text:span text:style-name="T14_15">including</text:span><text:span text:style-name="T14_16"><text:s/></text:span><text:span text:style-name="T14_17">best</text:span><text:span text:style-name="T14_18"><text:s/></text:span><text:span text:style-name="T14_19">practice</text:span><text:span text:style-name="T14_20">,<text:s/></text:span><text:span text:style-name="T14_21">costs</text:span><text:span text:style-name="T14_22">,<text:s/></text:span><text:span text:style-name="T14_23">suppliers</text:span><text:span text:style-name="T14_24">,<text:s/></text:span><text:span text:style-name="T14_25">methodologies</text:span><text:span text:style-name="T14_26"><text:s/></text:span><text:span text:style-name="T14_27">and</text:span><text:span text:style-name="T14_28"><text:s/></text:span><text:span text:style-name="T14_29">skills</text:span><text:span text:style-name="T14_30"><text:s/></text:span><text:span text:style-name="T14_31">to</text:span><text:span text:style-name="T14_32"><text:s/></text:span><text:span text:style-name="T14_33">both</text:span><text:span text:style-name="T14_34"><text:s/></text:span><text:span text:style-name="T14_35">internal</text:span><text:span text:style-name="T14_36"><text:s/></text:span><text:span text:style-name="T14_37">and</text:span><text:span text:style-name="T14_38"><text:s/></text:span><text:span text:style-name="T14_39">external</text:span><text:span text:style-name="T14_40"><text:s/></text:span><text:span text:style-name="T14_41">stakeholders</text:span></text:p>
        </text:list-item>
        <text:list-item>
          <text:p text:style-name="P15"><text:span text:style-name="T15_1">Communicate</text:span><text:span text:style-name="T15_2"><text:s/></text:span><text:span text:style-name="T15_3">credibly</text:span><text:span text:style-name="T15_4"><text:s/></text:span><text:span text:style-name="T15_5">with</text:span><text:span text:style-name="T15_6"><text:s/></text:span><text:span text:style-name="T15_7">a</text:span><text:span text:style-name="T15_8"><text:s/></text:span><text:span text:style-name="T15_9">wide</text:span><text:span text:style-name="T15_10"><text:s/></text:span><text:span text:style-name="T15_11">range</text:span><text:span text:style-name="T15_12"><text:s/></text:span><text:span text:style-name="T15_13">of</text:span><text:span text:style-name="T15_14"><text:s/></text:span><text:span text:style-name="T15_15">digital</text:span><text:span text:style-name="T15_16"><text:s/></text:span><text:span text:style-name="T15_17">delivery</text:span><text:span text:style-name="T15_18"><text:s/></text:span><text:span text:style-name="T15_19">disciplines</text:span><text:span text:style-name="T15_20"><text:s/></text:span><text:span text:style-name="T15_21">and</text:span><text:span text:style-name="T15_22"><text:s/></text:span><text:span text:style-name="T15_23">talent</text:span><text:span text:style-name="T15_24"><text:s/></text:span><text:span text:style-name="T15_25">both</text:span><text:span text:style-name="T15_26"><text:s/></text:span><text:span text:style-name="T15_27">internally</text:span><text:span text:style-name="T15_28"><text:s/></text:span><text:span text:style-name="T15_29">and</text:span><text:span text:style-name="T15_30"><text:s/></text:span><text:span text:style-name="T15_31">externally</text:span></text:p>
        </text:list-item>
        <text:list-item>
          <text:p text:style-name="P16"><text:span text:style-name="T16_1">Be</text:span><text:span text:style-name="T16_2"><text:s/></text:span><text:span text:style-name="T16_3">actively</text:span><text:span text:style-name="T16_4"><text:s/></text:span><text:span text:style-name="T16_5">involved</text:span><text:span text:style-name="T16_6"><text:s/></text:span><text:span text:style-name="T16_7">across</text:span><text:span text:style-name="T16_8"><text:s/></text:span><text:span text:style-name="T16_9">partner</text:span><text:span text:style-name="T16_10"><text:s/></text:span><text:span text:style-name="T16_11">and</text:span><text:span text:style-name="T16_12"><text:s/></text:span><text:span text:style-name="T16_13">user</text:span><text:span text:style-name="T16_14"><text:s/></text:span><text:span text:style-name="T16_15">communities</text:span><text:span text:style-name="T16_16"><text:s/></text:span><text:span text:style-name="T16_17">to</text:span><text:span text:style-name="T16_18"><text:s/></text:span><text:span text:style-name="T16_19">promote</text:span><text:span text:style-name="T16_20"><text:s/></text:span><text:span text:style-name="T16_21">the</text:span><text:span text:style-name="T16_22"><text:s/></text:span><text:span text:style-name="T16_23">department</text:span><text:span text:style-name="T16_24">’</text:span><text:span text:style-name="T16_25">s</text:span><text:span text:style-name="T16_26"><text:s/></text:span><text:span text:style-name="T16_27">principles</text:span><text:span text:style-name="T16_28"><text:s/></text:span><text:span text:style-name="T16_29">and</text:span><text:span text:style-name="T16_30"><text:s/></text:span><text:span text:style-name="T16_31">foster</text:span><text:span text:style-name="T16_32"><text:s/></text:span><text:span text:style-name="T16_33">a</text:span><text:span text:style-name="T16_34"><text:s/></text:span><text:span text:style-name="T16_35">collaborative</text:span><text:span text:style-name="T16_36"><text:s/></text:span><text:span text:style-name="T16_37">approach</text:span><text:span text:style-name="T16_38"><text:s/></text:span><text:span text:style-name="T16_39">to</text:span><text:span text:style-name="T16_40"><text:s/></text:span><text:span text:style-name="T16_41">solution</text:span><text:span text:style-name="T16_42"><text:s/></text:span><text:span text:style-name="T16_43">delivery</text:span><text:span text:style-name="T16_44"><text:s/></text:span><text:span text:style-name="T16_45">and</text:span><text:span text:style-name="T16_46"><text:s/></text:span><text:span text:style-name="T16_47">engagement</text:span><text:span text:style-name="T16_48">.</text:span></text:p>
        </text:list-item>
      </text:list>
      <text:p text:style-name="P17"><text:span text:style-name="T17_1">.<text:s/></text:span></text:p>
      <text:p text:style-name="P18"/>
      <text:h text:style-name="P19" text:outline-level="10"><text:span text:style-name="T19_1">PERSON</text:span><text:span text:style-name="T19_2"><text:s/></text:span><text:span text:style-name="T19_3">SPECIFICATION</text:span><text:span text:style-name="T19_4"><text:s/>-<text:s/></text:span><text:span text:style-name="T19_5">COMPETENCES</text:span><text:span text:style-name="T19_6">/</text:span><text:span text:style-name="T19_7">SKILLS</text:span><text:span text:style-name="T19_8"><text:s/></text:span><text:span text:style-name="T19_9">REQUIRED</text:span></text:h>
      <text:p text:style-name="P20"/>
      <text:p text:style-name="P21"/>
      <text:p text:style-name="P22"><text:span text:style-name="T22_1">Setting</text:span><text:span text:style-name="T22_2"><text:s/></text:span><text:span text:style-name="T22_3">Direction</text:span><text:span text:style-name="T22_4"><text:s/>–<text:s/></text:span><text:span text:style-name="T22_5">Changing</text:span><text:span text:style-name="T22_6"><text:s/></text:span><text:span text:style-name="T22_7">and</text:span><text:span text:style-name="T22_8"><text:s/></text:span><text:span text:style-name="T22_9">Improving</text:span></text:p>
      <text:p text:style-name="P23"/>
      <text:p text:style-name="P24"><text:span text:style-name="T24_1">Essential</text:span><text:span text:style-name="T24_2"><text:s/></text:span></text:p>
      <text:list text:style-name="LS2" xml:id="list10">
        <text:list-item>
          <text:p text:style-name="P25"><text:span text:style-name="T25_1">Encourage</text:span><text:span text:style-name="T25_2"><text:s/></text:span><text:span text:style-name="T25_3">a</text:span><text:span text:style-name="T25_4"><text:s/></text:span><text:span text:style-name="T25_5">culture</text:span><text:span text:style-name="T25_6"><text:s/></text:span><text:span text:style-name="T25_7">of</text:span><text:span text:style-name="T25_8"><text:s/></text:span><text:span text:style-name="T25_9">innovation</text:span><text:span text:style-name="T25_10"><text:s/></text:span><text:span text:style-name="T25_11">focused</text:span><text:span text:style-name="T25_12"><text:s/></text:span><text:span text:style-name="T25_13">on</text:span><text:span text:style-name="T25_14"><text:s/></text:span><text:span text:style-name="T25_15">adding</text:span><text:span text:style-name="T25_16"><text:s/></text:span><text:span text:style-name="T25_17">value</text:span><text:span text:style-name="T25_18"><text:s/>–<text:s/></text:span><text:span text:style-name="T25_19">give</text:span><text:span text:style-name="T25_20"><text:s/></text:span><text:span text:style-name="T25_21">people</text:span><text:span text:style-name="T25_22"><text:s/></text:span><text:span text:style-name="T25_23">space</text:span><text:span text:style-name="T25_24"><text:s/></text:span><text:span text:style-name="T25_25">to</text:span><text:span text:style-name="T25_26"><text:s/></text:span><text:span text:style-name="T25_27">think</text:span><text:span text:style-name="T25_28"><text:s/></text:span><text:span text:style-name="T25_29">creatively</text:span></text:p>
        </text:list-item>
        <text:list-item>
          <text:p text:style-name="P26"><text:span text:style-name="T26_1">Effectively</text:span><text:span text:style-name="T26_2"><text:s/></text:span><text:span text:style-name="T26_3">capture</text:span><text:span text:style-name="T26_4">,<text:s/></text:span><text:span text:style-name="T26_5">utilise</text:span><text:span text:style-name="T26_6"><text:s/></text:span><text:span text:style-name="T26_7">and</text:span><text:span text:style-name="T26_8"><text:s/></text:span><text:span text:style-name="T26_9">share</text:span><text:span text:style-name="T26_10"><text:s/></text:span><text:span text:style-name="T26_11">customer</text:span><text:span text:style-name="T26_12"><text:s/></text:span><text:span text:style-name="T26_13">insight</text:span><text:span text:style-name="T26_14"><text:s/></text:span><text:span text:style-name="T26_15">and</text:span><text:span text:style-name="T26_16"><text:s/></text:span><text:span text:style-name="T26_17">views</text:span><text:span text:style-name="T26_18"><text:s/></text:span><text:span text:style-name="T26_19">from</text:span><text:span text:style-name="T26_20"><text:s/></text:span><text:span text:style-name="T26_21">a</text:span><text:span text:style-name="T26_22"><text:s/></text:span><text:span text:style-name="T26_23">diverse</text:span><text:span text:style-name="T26_24"><text:s/></text:span><text:span text:style-name="T26_25">range</text:span><text:span text:style-name="T26_26"><text:s/></text:span><text:span text:style-name="T26_27">of</text:span><text:span text:style-name="T26_28"><text:s/></text:span><text:span text:style-name="T26_29">stakeholders</text:span><text:span text:style-name="T26_30"><text:s/></text:span><text:span text:style-name="T26_31">to</text:span><text:span text:style-name="T26_32"><text:s/></text:span><text:span text:style-name="T26_33">ensure</text:span><text:span text:style-name="T26_34"><text:s/></text:span><text:span text:style-name="T26_35">better</text:span><text:span text:style-name="T26_36"><text:s/></text:span><text:span text:style-name="T26_37">policy</text:span><text:span text:style-name="T26_38"><text:s/></text:span><text:span text:style-name="T26_39">and</text:span><text:span text:style-name="T26_40"><text:s/></text:span><text:span text:style-name="T26_41">delivery</text:span></text:p>
        </text:list-item>
        <text:list-item>
          <text:p text:style-name="P27"><text:span text:style-name="T27_1">Spot</text:span><text:span text:style-name="T27_2"><text:s/></text:span><text:span text:style-name="T27_3">warning</text:span><text:span text:style-name="T27_4"><text:s/></text:span><text:span text:style-name="T27_5">signs</text:span><text:span text:style-name="T27_6"><text:s/></text:span><text:span text:style-name="T27_7">of</text:span><text:span text:style-name="T27_8"><text:s/></text:span><text:span text:style-name="T27_9">things</text:span><text:span text:style-name="T27_10"><text:s/></text:span><text:span text:style-name="T27_11">going</text:span><text:span text:style-name="T27_12"><text:s/></text:span><text:span text:style-name="T27_13">wrong</text:span><text:span text:style-name="T27_14"><text:s/></text:span><text:span text:style-name="T27_15">and</text:span><text:span text:style-name="T27_16"><text:s/></text:span><text:span text:style-name="T27_17">provide</text:span><text:span text:style-name="T27_18"><text:s/></text:span><text:span text:style-name="T27_19">a</text:span><text:span text:style-name="T27_20"><text:s/></text:span><text:span text:style-name="T27_21">decisive</text:span><text:span text:style-name="T27_22"><text:s/></text:span><text:span text:style-name="T27_23">response</text:span><text:span text:style-name="T27_24"><text:s/></text:span><text:span text:style-name="T27_25">to</text:span><text:span text:style-name="T27_26"><text:s/></text:span><text:span text:style-name="T27_27">significant</text:span><text:span text:style-name="T27_28"><text:s/></text:span><text:span text:style-name="T27_29">delivery</text:span><text:span text:style-name="T27_30"><text:s/></text:span><text:span text:style-name="T27_31">challenges</text:span></text:p>
        </text:list-item>
      </text:list>
      <text:p text:style-name="P28"/>
      <text:p text:style-name="P29"><text:span text:style-name="T29_1">Setting</text:span><text:span text:style-name="T29_2"><text:s/></text:span><text:span text:style-name="T29_3">Direction</text:span><text:span text:style-name="T29_4"><text:s/>–<text:s/></text:span><text:span text:style-name="T29_5">Seeing</text:span><text:span text:style-name="T29_6"><text:s/></text:span><text:span text:style-name="T29_7">the</text:span><text:span text:style-name="T29_8"><text:s/></text:span><text:span text:style-name="T29_9">Big</text:span><text:span text:style-name="T29_10"><text:s/></text:span><text:span text:style-name="T29_11">Picture</text:span></text:p>
      <text:p text:style-name="P30"/>
      <text:p text:style-name="P31"><text:span text:style-name="T31_1">Essential</text:span></text:p>
      <text:list text:style-name="LS3" xml:id="list13">
        <text:list-item>
          <text:p text:style-name="P32"><text:span text:style-name="T32_1">Bring</text:span><text:span text:style-name="T32_2"><text:s/></text:span><text:span text:style-name="T32_3">together</text:span><text:span text:style-name="T32_4"><text:s/></text:span><text:span text:style-name="T32_5">views</text:span><text:span text:style-name="T32_6"><text:s/></text:span><text:span text:style-name="T32_7">and</text:span><text:span text:style-name="T32_8"><text:s/></text:span><text:span text:style-name="T32_9">perspectives</text:span><text:span text:style-name="T32_10"><text:s/></text:span><text:span text:style-name="T32_11">of</text:span><text:span text:style-name="T32_12"><text:s/></text:span><text:span text:style-name="T32_13">stakeholders</text:span><text:span text:style-name="T32_14"><text:s/></text:span><text:span text:style-name="T32_15">to</text:span><text:span text:style-name="T32_16"><text:s/></text:span><text:span text:style-name="T32_17">gain</text:span><text:span text:style-name="T32_18"><text:s/></text:span><text:span text:style-name="T32_19">a</text:span><text:span text:style-name="T32_20"><text:s/></text:span><text:span text:style-name="T32_21">wider</text:span><text:span text:style-name="T32_22"><text:s/></text:span><text:span text:style-name="T32_23">picture</text:span><text:span text:style-name="T32_24"><text:s/></text:span><text:span text:style-name="T32_25">of</text:span><text:span text:style-name="T32_26"><text:s/></text:span><text:span text:style-name="T32_27">the</text:span><text:span text:style-name="T32_28"><text:s/></text:span><text:span text:style-name="T32_29">landscape</text:span><text:span text:style-name="T32_30"><text:s/></text:span><text:span text:style-name="T32_31">surrounding</text:span><text:span text:style-name="T32_32"><text:s/></text:span><text:span text:style-name="T32_33">activities</text:span><text:span text:style-name="T32_34"><text:s/></text:span><text:span text:style-name="T32_35">and</text:span><text:span text:style-name="T32_36"><text:s/></text:span><text:span text:style-name="T32_37">policies</text:span></text:p>
        </text:list-item>
      </text:list>
      <text:p text:style-name="P33"><text:span text:style-name="T33_1"><text:line-break/></text:span><text:span text:style-name="T33_2">Setting</text:span><text:span text:style-name="T33_3"><text:s/></text:span><text:span text:style-name="T33_4">Direction</text:span><text:span text:style-name="T33_5"><text:s/>–<text:s/></text:span><text:span text:style-name="T33_6">Making</text:span><text:span text:style-name="T33_7"><text:s/></text:span><text:span text:style-name="T33_8">Effective</text:span><text:span text:style-name="T33_9"><text:s/></text:span><text:span text:style-name="T33_10">Decisions</text:span><text:span text:style-name="T33_11"><text:s/><text:line-break/></text:span></text:p>
      <text:p text:style-name="P34"><text:span text:style-name="T34_1">Essential</text:span></text:p>
      <text:list text:style-name="LS3" xml:id="list14">
        <text:list-item>
          <text:p text:style-name="P35"><text:span text:style-name="T35_1">Push</text:span><text:span text:style-name="T35_2"><text:s/></text:span><text:span text:style-name="T35_3">decision</text:span><text:span text:style-name="T35_4"><text:s/></text:span><text:span text:style-name="T35_5">making</text:span><text:span text:style-name="T35_6"><text:s/></text:span><text:span text:style-name="T35_7">to</text:span><text:span text:style-name="T35_8"><text:s/></text:span><text:span text:style-name="T35_9">the</text:span><text:span text:style-name="T35_10"><text:s/></text:span><text:span text:style-name="T35_11">right</text:span><text:span text:style-name="T35_12"><text:s/></text:span><text:span text:style-name="T35_13">level</text:span><text:span text:style-name="T35_14"><text:s/></text:span><text:span text:style-name="T35_15">within</text:span><text:span text:style-name="T35_16"><text:s/></text:span><text:span text:style-name="T35_17">their</text:span><text:span text:style-name="T35_18"><text:s/></text:span><text:span text:style-name="T35_19">teams</text:span><text:span text:style-name="T35_20">,<text:s/></text:span><text:span text:style-name="T35_21">not</text:span><text:span text:style-name="T35_22"><text:s/></text:span><text:span text:style-name="T35_23">allow</text:span><text:span text:style-name="T35_24"><text:s/></text:span><text:span text:style-name="T35_25">unnecessary</text:span><text:span text:style-name="T35_26"><text:s/></text:span><text:span text:style-name="T35_27">bureaucracy</text:span><text:span text:style-name="T35_28"><text:s/></text:span><text:span text:style-name="T35_29">and</text:span><text:span text:style-name="T35_30"><text:s/></text:span><text:span text:style-name="T35_31">structure</text:span><text:span text:style-name="T35_32"><text:s/></text:span><text:span text:style-name="T35_33">to</text:span><text:span text:style-name="T35_34"><text:s/></text:span><text:span text:style-name="T35_35">suppress</text:span><text:span text:style-name="T35_36"><text:s/></text:span><text:span text:style-name="T35_37">innovation</text:span><text:span text:style-name="T35_38"><text:s/></text:span><text:span text:style-name="T35_39">and</text:span><text:span text:style-name="T35_40"><text:s/></text:span><text:span text:style-name="T35_41">delivery</text:span><text:span text:style-name="T35_42">.</text:span></text:p>
        </text:list-item>
      </text:list>
      <text:p text:style-name="P36"/>
      <text:p text:style-name="P37"/>
      <text:p text:style-name="P38"><text:span text:style-name="T38_1">Engaging</text:span><text:span text:style-name="T38_2"><text:s/></text:span><text:span text:style-name="T38_3">People</text:span><text:span text:style-name="T38_4"><text:s/>–<text:s/></text:span><text:span text:style-name="T38_5">Leading</text:span><text:span text:style-name="T38_6"><text:s/></text:span><text:span text:style-name="T38_7">and</text:span><text:span text:style-name="T38_8"><text:s/></text:span><text:span text:style-name="T38_9">Communicating</text:span></text:p>
      <text:p text:style-name="P39"/>
      <text:p text:style-name="P40"><text:span text:style-name="T40_1">Essential</text:span></text:p>
      <text:list text:style-name="LS4" xml:id="list15">
        <text:list-item>
          <text:p text:style-name="P41"><text:span text:style-name="T41_1">Confidently</text:span><text:span text:style-name="T41_2"><text:s/></text:span><text:span text:style-name="T41_3">engage</text:span><text:span text:style-name="T41_4"><text:s/></text:span><text:span text:style-name="T41_5">with</text:span><text:span text:style-name="T41_6"><text:s/></text:span><text:span text:style-name="T41_7">stakeholders</text:span><text:span text:style-name="T41_8"><text:s/></text:span><text:span text:style-name="T41_9">and</text:span><text:span text:style-name="T41_10"><text:s/></text:span><text:span text:style-name="T41_11">colleagues</text:span><text:span text:style-name="T41_12"><text:s/></text:span><text:span text:style-name="T41_13">at</text:span><text:span text:style-name="T41_14"><text:s/></text:span><text:span text:style-name="T41_15">all</text:span><text:span text:style-name="T41_16"><text:s/></text:span><text:span text:style-name="T41_17">levels</text:span><text:span text:style-name="T41_18"><text:s/></text:span><text:span text:style-name="T41_19">to</text:span><text:span text:style-name="T41_20"><text:s/></text:span><text:span text:style-name="T41_21">generate</text:span><text:span text:style-name="T41_22"><text:s/></text:span><text:span text:style-name="T41_23">commitment</text:span><text:span text:style-name="T41_24"><text:s/></text:span><text:span text:style-name="T41_25">to</text:span><text:span text:style-name="T41_26"><text:s/></text:span><text:span text:style-name="T41_27">goals</text:span></text:p>
        </text:list-item>
      </text:list>
      <text:p text:style-name="P42"/>
      <text:p text:style-name="P43"><text:span text:style-name="T43_1">Engaging</text:span><text:span text:style-name="T43_2"><text:s/></text:span><text:span text:style-name="T43_3">People</text:span><text:span text:style-name="T43_4"><text:s/>–<text:s/></text:span><text:span text:style-name="T43_5">Collaborating</text:span><text:span text:style-name="T43_6"><text:s/></text:span><text:span text:style-name="T43_7">and</text:span><text:span text:style-name="T43_8"><text:s/></text:span><text:span text:style-name="T43_9">Partnering</text:span></text:p>
      <text:p text:style-name="P44"/>
      <text:p text:style-name="P45"><text:span text:style-name="T45_1">Essential</text:span></text:p>
      <text:list text:style-name="LS5" xml:id="list16">
        <text:list-item>
          <text:p text:style-name="P46"><text:span text:style-name="T46_1">Actively</text:span><text:span text:style-name="T46_2"><text:s/></text:span><text:span text:style-name="T46_3">involve</text:span><text:span text:style-name="T46_4"><text:s/></text:span><text:span text:style-name="T46_5">partners</text:span><text:span text:style-name="T46_6"><text:s/></text:span><text:span text:style-name="T46_7">to</text:span><text:span text:style-name="T46_8"><text:s/></text:span><text:span text:style-name="T46_9">deliver</text:span><text:span text:style-name="T46_10"><text:s/></text:span><text:span text:style-name="T46_11">a</text:span><text:span text:style-name="T46_12"><text:s/></text:span><text:span text:style-name="T46_13">business</text:span><text:span text:style-name="T46_14"><text:s/></text:span><text:span text:style-name="T46_15">outcome</text:span><text:span text:style-name="T46_16"><text:s/></text:span><text:span text:style-name="T46_17">through</text:span><text:span text:style-name="T46_18"><text:s/></text:span><text:span text:style-name="T46_19">collaboration</text:span><text:span text:style-name="T46_20"><text:s/></text:span><text:span text:style-name="T46_21">that</text:span><text:span text:style-name="T46_22"><text:s/></text:span><text:span text:style-name="T46_23">achieves</text:span><text:span text:style-name="T46_24"><text:s/></text:span><text:span text:style-name="T46_25">better</text:span><text:span text:style-name="T46_26"><text:s/></text:span><text:span text:style-name="T46_27">results</text:span><text:span text:style-name="T46_28"><text:s/></text:span><text:span text:style-name="T46_29">for</text:span><text:span text:style-name="T46_30"><text:s/></text:span><text:span text:style-name="T46_31">citizens</text:span></text:p>
        </text:list-item>
        <text:list-item>
          <text:p text:style-name="P47"><text:span text:style-name="T47_1">Effectively</text:span><text:span text:style-name="T47_2"><text:s/></text:span><text:span text:style-name="T47_3">manage</text:span><text:span text:style-name="T47_4"><text:s/></text:span><text:span text:style-name="T47_5">team</text:span><text:span text:style-name="T47_6"><text:s/></text:span><text:span text:style-name="T47_7">dynamics</text:span><text:span text:style-name="T47_8"><text:s/></text:span><text:span text:style-name="T47_9">when</text:span><text:span text:style-name="T47_10"><text:s/></text:span><text:span text:style-name="T47_11">working</text:span><text:span text:style-name="T47_12"><text:s/></text:span><text:span text:style-name="T47_13">across</text:span><text:span text:style-name="T47_14"><text:s/></text:span><text:span text:style-name="T47_15">Departmental</text:span><text:span text:style-name="T47_16"><text:s/></text:span><text:span text:style-name="T47_17">and</text:span><text:span text:style-name="T47_18"><text:s/></text:span><text:span text:style-name="T47_19">other</text:span><text:span text:style-name="T47_20"><text:s/></text:span><text:span text:style-name="T47_21">boundaries</text:span><text:span text:style-name="T47_22">.</text:span></text:p>
        </text:list-item>
      </text:list>
      <text:p text:style-name="P48"/>
      <text:p text:style-name="P49"><text:span text:style-name="T49_1">Engaging</text:span><text:span text:style-name="T49_2"><text:s/></text:span><text:span text:style-name="T49_3">People</text:span><text:span text:style-name="T49_4"><text:s/>–<text:s/></text:span><text:span text:style-name="T49_5">Building</text:span><text:span text:style-name="T49_6"><text:s/></text:span><text:span text:style-name="T49_7">Capability</text:span><text:span text:style-name="T49_8"><text:s/></text:span><text:span text:style-name="T49_9">for</text:span><text:span text:style-name="T49_10"><text:s/></text:span><text:span text:style-name="T49_11">All</text:span></text:p>
      <text:p text:style-name="P50"/>
      <text:p text:style-name="P51"><text:span text:style-name="T51_1">Essential</text:span></text:p>
      <text:list text:style-name="LS6" xml:id="list18">
        <text:list-item>
          <text:p text:style-name="P52"><text:span text:style-name="T52_1">Ensure</text:span><text:span text:style-name="T52_2"><text:s/></text:span><text:span text:style-name="T52_3">that</text:span><text:span text:style-name="T52_4"><text:s/></text:span><text:span text:style-name="T52_5">individual</text:span><text:span text:style-name="T52_6"><text:s/></text:span><text:span text:style-name="T52_7">and</text:span><text:span text:style-name="T52_8"><text:s/></text:span><text:span text:style-name="T52_9">organisational</text:span><text:span text:style-name="T52_10"><text:s/></text:span><text:span text:style-name="T52_11">learning</text:span><text:span text:style-name="T52_12"><text:s/></text:span><text:span text:style-name="T52_13">and</text:span><text:span text:style-name="T52_14"><text:s/></text:span><text:span text:style-name="T52_15">talent</text:span><text:span text:style-name="T52_16"><text:s/></text:span><text:span text:style-name="T52_17">development</text:span><text:span text:style-name="T52_18"><text:s/></text:span><text:span text:style-name="T52_19">opportunities</text:span><text:span text:style-name="T52_20"><text:s/></text:span><text:span text:style-name="T52_21">are</text:span><text:span text:style-name="T52_22"><text:s/></text:span><text:span text:style-name="T52_23">fully</text:span><text:span text:style-name="T52_24"><text:s/></text:span><text:span text:style-name="T52_25">exploited</text:span><text:span text:style-name="T52_26"><text:s/></text:span><text:span text:style-name="T52_27">in</text:span><text:span text:style-name="T52_28"><text:s/></text:span><text:span text:style-name="T52_29">order</text:span><text:span text:style-name="T52_30"><text:s/></text:span><text:span text:style-name="T52_31">to</text:span><text:span text:style-name="T52_32"><text:s/></text:span><text:span text:style-name="T52_33">enhance</text:span><text:span text:style-name="T52_34"><text:s/></text:span><text:span text:style-name="T52_35">organisational</text:span><text:span text:style-name="T52_36"><text:s/></text:span><text:span text:style-name="T52_37">capability</text:span></text:p>
        </text:list-item>
      </text:list>
      <text:p text:style-name="P53"/>
      <text:p text:style-name="P54"><text:span text:style-name="T54_1">Delivering</text:span><text:span text:style-name="T54_2"><text:s/></text:span><text:span text:style-name="T54_3">Results</text:span><text:span text:style-name="T54_4"><text:s/>–<text:s/></text:span><text:span text:style-name="T54_5">Managing</text:span><text:span text:style-name="T54_6"><text:s/></text:span><text:span text:style-name="T54_7">a</text:span><text:span text:style-name="T54_8"><text:s/></text:span><text:span text:style-name="T54_9">Quality</text:span><text:span text:style-name="T54_10"><text:s/></text:span><text:span text:style-name="T54_11">Service</text:span></text:p>
      <text:p text:style-name="P55"/>
      <text:p text:style-name="P56"><text:span text:style-name="T56_1">Essential</text:span></text:p>
      <text:list text:style-name="LS7" xml:id="list19">
        <text:list-item>
          <text:p text:style-name="P57"><text:span text:style-name="T57_1">Work</text:span><text:span text:style-name="T57_2"><text:s/></text:span><text:span text:style-name="T57_3">effectively</text:span><text:span text:style-name="T57_4"><text:s/></text:span><text:span text:style-name="T57_5">with</text:span><text:span text:style-name="T57_6"><text:s/></text:span><text:span text:style-name="T57_7">different</text:span><text:span text:style-name="T57_8"><text:s/></text:span><text:span text:style-name="T57_9">organisations</text:span><text:span text:style-name="T57_10"><text:s/></text:span><text:span text:style-name="T57_11">such</text:span><text:span text:style-name="T57_12"><text:s/></text:span><text:span text:style-name="T57_13">as</text:span><text:span text:style-name="T57_14"><text:s/></text:span><text:span text:style-name="T57_15">private</text:span><text:span text:style-name="T57_16"><text:s/></text:span><text:span text:style-name="T57_17">sector</text:span><text:span text:style-name="T57_18"><text:s/></text:span><text:span text:style-name="T57_19">and</text:span><text:span text:style-name="T57_20"><text:s/></text:span><text:span text:style-name="T57_21">voluntary</text:span><text:span text:style-name="T57_22"><text:s/></text:span><text:span text:style-name="T57_23">groups</text:span><text:span text:style-name="T57_24"><text:s/>(</text:span><text:span text:style-name="T57_25">in</text:span><text:span text:style-name="T57_26"><text:s/></text:span><text:span text:style-name="T57_27">tandem</text:span><text:span text:style-name="T57_28"><text:s/></text:span><text:span text:style-name="T57_29">with</text:span><text:span text:style-name="T57_30"><text:s/></text:span><text:span text:style-name="T57_31">commercial</text:span><text:span text:style-name="T57_32"><text:s/></text:span><text:span text:style-name="T57_33">experts</text:span><text:span text:style-name="T57_34">)<text:s/></text:span><text:span text:style-name="T57_35">to</text:span><text:span text:style-name="T57_36"><text:s/></text:span><text:span text:style-name="T57_37">commission</text:span><text:span text:style-name="T57_38"><text:s/></text:span><text:span text:style-name="T57_39">and</text:span><text:span text:style-name="T57_40"><text:s/></text:span><text:span text:style-name="T57_41">source</text:span><text:span text:style-name="T57_42"><text:s/></text:span><text:span text:style-name="T57_43">solutions</text:span><text:span text:style-name="T57_44"><text:s/></text:span><text:span text:style-name="T57_45">to</text:span><text:span text:style-name="T57_46"><text:s/></text:span><text:span text:style-name="T57_47">achieve</text:span><text:span text:style-name="T57_48"><text:s/></text:span><text:span text:style-name="T57_49">policy</text:span><text:span text:style-name="T57_50"><text:s/></text:span><text:span text:style-name="T57_51">and</text:span><text:span text:style-name="T57_52"><text:s/></text:span><text:span text:style-name="T57_53">organisational</text:span><text:span text:style-name="T57_54"><text:s/></text:span><text:span text:style-name="T57_55">goals</text:span></text:p>
        </text:list-item>
        <text:list-item>
          <text:p text:style-name="P58"><text:span text:style-name="T58_1">Interact</text:span><text:span text:style-name="T58_2"><text:s/></text:span><text:span text:style-name="T58_3">confidently</text:span><text:span text:style-name="T58_4"><text:s/></text:span><text:span text:style-name="T58_5">and</text:span><text:span text:style-name="T58_6"><text:s/></text:span><text:span text:style-name="T58_7">effectively</text:span><text:span text:style-name="T58_8"><text:s/></text:span><text:span text:style-name="T58_9">as</text:span><text:span text:style-name="T58_10"><text:s/></text:span><text:span text:style-name="T58_11">an</text:span><text:span text:style-name="T58_12"><text:s/></text:span><text:span text:style-name="T58_13">intelligent</text:span><text:span text:style-name="T58_14"><text:s/></text:span><text:span text:style-name="T58_15">and</text:span><text:span text:style-name="T58_16"><text:s/></text:span><text:span text:style-name="T58_17">highly</text:span><text:span text:style-name="T58_18"><text:s/></text:span><text:span text:style-name="T58_19">credible</text:span><text:span text:style-name="T58_20"><text:s/></text:span><text:span text:style-name="T58_21">customer</text:span><text:span text:style-name="T58_22"><text:s/></text:span><text:span text:style-name="T58_23">with</text:span><text:span text:style-name="T58_24"><text:s/></text:span><text:span text:style-name="T58_25">counterparts</text:span><text:span text:style-name="T58_26"><text:s/></text:span><text:span text:style-name="T58_27">from</text:span><text:span text:style-name="T58_28"><text:s/></text:span><text:span text:style-name="T58_29">the</text:span><text:span text:style-name="T58_30"><text:s/></text:span><text:span text:style-name="T58_31">commercial</text:span><text:span text:style-name="T58_32"><text:s/></text:span><text:span text:style-name="T58_33">delivery</text:span><text:span text:style-name="T58_34"><text:s/></text:span><text:span text:style-name="T58_35">organisations</text:span><text:span text:style-name="T58_36"><text:s/></text:span><text:span text:style-name="T58_37">and</text:span><text:span text:style-name="T58_38"><text:s/></text:span><text:span text:style-name="T58_39">commercial</text:span><text:span text:style-name="T58_40"><text:s/></text:span><text:span text:style-name="T58_41">experts</text:span></text:p>
        </text:list-item>
      </text:list>
      <text:p text:style-name="P59"/>
      <text:p text:style-name="P60"><text:span text:style-name="T60_1">Delivering</text:span><text:span text:style-name="T60_2"><text:s/></text:span><text:span text:style-name="T60_3">Results</text:span><text:span text:style-name="T60_4"><text:s/>–<text:s/></text:span><text:span text:style-name="T60_5">Delivering</text:span><text:span text:style-name="T60_6"><text:s/></text:span><text:span text:style-name="T60_7">at</text:span><text:span text:style-name="T60_8"><text:s/></text:span><text:span text:style-name="T60_9">Pace</text:span></text:p>
      <text:p text:style-name="P61"/>
      <text:p text:style-name="P62"><text:span text:style-name="T62_1">Essential</text:span></text:p>
      <text:list text:style-name="LS8" xml:id="list21">
        <text:list-item>
          <text:p text:style-name="P63"><text:span text:style-name="T63_1">Clarify</text:span><text:span text:style-name="T63_2"><text:s/></text:span><text:span text:style-name="T63_3">business</text:span><text:span text:style-name="T63_4"><text:s/></text:span><text:span text:style-name="T63_5">priorities</text:span><text:span text:style-name="T63_6">,<text:s/></text:span><text:span text:style-name="T63_7">roles</text:span><text:span text:style-name="T63_8"><text:s/></text:span><text:span text:style-name="T63_9">and</text:span><text:span text:style-name="T63_10"><text:s/></text:span><text:span text:style-name="T63_11">responsibilities</text:span><text:span text:style-name="T63_12"><text:s/></text:span><text:span text:style-name="T63_13">and</text:span><text:span text:style-name="T63_14"><text:s/></text:span><text:span text:style-name="T63_15">secure</text:span><text:span text:style-name="T63_16"><text:s/></text:span><text:span text:style-name="T63_17">individual</text:span><text:span text:style-name="T63_18"><text:s/></text:span><text:span text:style-name="T63_19">and</text:span><text:span text:style-name="T63_20"><text:s/></text:span><text:span text:style-name="T63_21">team</text:span><text:span text:style-name="T63_22"><text:s/></text:span><text:span text:style-name="T63_23">ownership</text:span></text:p>
        </text:list-item>
      </text:list>
      <text:p text:style-name="P64"/>
      <text:p text:style-name="P65"><text:span text:style-name="T65_1">Specialist</text:span><text:span text:style-name="T65_2"><text:s/></text:span><text:span text:style-name="T65_3">Skills</text:span><text:span text:style-name="T65_4"><text:s/>/<text:s/></text:span><text:span text:style-name="T65_5">Expertise</text:span></text:p>
      <text:p text:style-name="P66"/>
      <text:p text:style-name="P67"><text:span text:style-name="T67_1">Essential</text:span></text:p>
      <text:p text:style-name="P68"/>
      <text:list text:style-name="LS9" xml:id="list22">
        <text:list-item>
          <text:p text:style-name="P69"><text:span text:style-name="T69_1">Have</text:span><text:span text:style-name="T69_2"><text:s/></text:span><text:span text:style-name="T69_3">been</text:span><text:span text:style-name="T69_4"><text:s/></text:span><text:span text:style-name="T69_5">responsible</text:span><text:span text:style-name="T69_6"><text:s/></text:span><text:span text:style-name="T69_7">for</text:span><text:span text:style-name="T69_8"><text:s/></text:span><text:span text:style-name="T69_9">delivery</text:span><text:span text:style-name="T69_10"><text:s/></text:span><text:span text:style-name="T69_11">and</text:span><text:span text:style-name="T69_12"><text:s/></text:span><text:span text:style-name="T69_13">ongoing</text:span><text:span text:style-name="T69_14"><text:s/></text:span><text:span text:style-name="T69_15">management</text:span><text:span text:style-name="T69_16"><text:s/></text:span><text:span text:style-name="T69_17">of</text:span><text:span text:style-name="T69_18"><text:s/></text:span><text:span text:style-name="T69_19">high</text:span><text:span text:style-name="T69_20"><text:s/></text:span><text:span text:style-name="T69_21">quality</text:span><text:span text:style-name="T69_22">,<text:s/></text:span><text:span text:style-name="T69_23">digital</text:span><text:span text:style-name="T69_24"><text:s/></text:span><text:span text:style-name="T69_25">products</text:span><text:span text:style-name="T69_2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26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-0.00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1.9cm" text:min-label-distance="-1.593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2.54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3.81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1.9cm" text:min-label-distance="-5.403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6.35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7.62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1.9cm" text:min-label-distance="-9.213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1.27cm" text:min-label-distance="-2.222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1.27cm" text:min-label-distance="-6.033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1.27cm" text:min-label-distance="-9.842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